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150.24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72.96pt"/>
    </style:style>
    <style:style style:name="co5" style:family="table-column">
      <style:table-column-properties fo:break-before="auto" style:column-width="75.26pt"/>
    </style:style>
    <style:style style:name="co6" style:family="table-column">
      <style:table-column-properties fo:break-before="auto" style:column-width="17.8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creen Size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Prtrt_w</text:p>
          </table:table-cell>
          <table:table-cell table:style-name="ce1" office:value-type="string" calcext:value-type="string">
            <text:p>Prtrt_h</text:p>
          </table:table-cell>
          <table:table-cell table:style-name="ce1" office:value-type="string" calcext:value-type="string">
            <text:p>Typ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Brightside</text:p>
          </table:table-cell>
          <table:table-cell table:style-name="ce2" office:value-type="string" calcext:value-type="string">
            <text:p>3.1″</text:p>
          </table:table-cell>
          <table:table-cell table:style-name="ce2" office:value-type="string" calcext:value-type="string">
            <text:p>240×320</text:p>
          </table:table-cell>
          <table:table-cell table:style-name="ce2" table:formula="of:=VALUE(LEFT([.D2];FIND(&quot;×&quot;;[.D2])-1))" office:value-type="float" office:value="240" calcext:value-type="float">
            <text:p>240</text:p>
          </table:table-cell>
          <table:table-cell table:style-name="ce2" table:formula="of:=VALUE(MID([.D2];FIND(&quot;×&quot;;[.D2])+1;LEN([.D2])-(FIND(&quot;×&quot;;[.D2]))))" office:value-type="float" office:value="320" calcext:value-type="float">
            <text:p>32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2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2]"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2]" office:value-type="float" office:value="320" calcext:value-type="float">
            <text:p>32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Gravity Smart</text:p>
          </table:table-cell>
          <table:table-cell table:style-name="ce2" office:value-type="string" calcext:value-type="string">
            <text:p>3.2″</text:p>
          </table:table-cell>
          <table:table-cell table:style-name="ce2" office:value-type="string" calcext:value-type="string">
            <text:p>320×480</text:p>
          </table:table-cell>
          <table:table-cell table:style-name="ce2" table:formula="of:=VALUE(LEFT([.D3];FIND(&quot;×&quot;;[.D3])-1))" office:value-type="float" office:value="320" calcext:value-type="float">
            <text:p>320</text:p>
          </table:table-cell>
          <table:table-cell table:style-name="ce2" table:formula="of:=VALUE(MID([.D3];FIND(&quot;×&quot;;[.D3])+1;LEN([.D3])-(FIND(&quot;×&quot;;[.D3]))))" office:value-type="float" office:value="480" calcext:value-type="float">
            <text:p>48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3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3]"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3]" office:value-type="float" office:value="480" calcext:value-type="float">
            <text:p>48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iPhone 3GS</text:p>
          </table:table-cell>
          <table:table-cell table:style-name="ce2" office:value-type="string" calcext:value-type="string">
            <text:p>3.5″</text:p>
          </table:table-cell>
          <table:table-cell table:style-name="ce2" office:value-type="string" calcext:value-type="string">
            <text:p>480×320</text:p>
          </table:table-cell>
          <table:table-cell table:style-name="ce2" table:formula="of:=VALUE(LEFT([.D4];FIND(&quot;×&quot;;[.D4])-1))" office:value-type="float" office:value="480" calcext:value-type="float">
            <text:p>480</text:p>
          </table:table-cell>
          <table:table-cell table:style-name="ce2" table:formula="of:=VALUE(MID([.D4];FIND(&quot;×&quot;;[.D4])+1;LEN([.D4])-(FIND(&quot;×&quot;;[.D4]))))" office:value-type="float" office:value="320" calcext:value-type="float">
            <text:p>32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4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4]"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4]" office:value-type="float" office:value="320" calcext:value-type="float">
            <text:p>32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BlackBerry</text:p>
          </table:table-cell>
          <table:table-cell table:style-name="ce2" office:value-type="string" calcext:value-type="string">
            <text:p>Torch 9800</text:p>
          </table:table-cell>
          <table:table-cell table:style-name="ce2" office:value-type="string" calcext:value-type="string">
            <text:p>3.2″</text:p>
          </table:table-cell>
          <table:table-cell table:style-name="ce2" office:value-type="string" calcext:value-type="string">
            <text:p>480×360</text:p>
          </table:table-cell>
          <table:table-cell table:style-name="ce2" table:formula="of:=VALUE(LEFT([.D5];FIND(&quot;×&quot;;[.D5])-1))" office:value-type="float" office:value="480" calcext:value-type="float">
            <text:p>480</text:p>
          </table:table-cell>
          <table:table-cell table:style-name="ce2" table:formula="of:=VALUE(MID([.D5];FIND(&quot;×&quot;;[.D5])+1;LEN([.D5])-(FIND(&quot;×&quot;;[.D5]))))" office:value-type="float" office:value="360" calcext:value-type="float">
            <text:p>36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5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5]"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5]" office:value-type="float" office:value="360" calcext:value-type="float">
            <text:p>36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HTC</text:p>
          </table:table-cell>
          <table:table-cell table:style-name="ce2" office:value-type="string" calcext:value-type="string">
            <text:p>Thunderbolt</text:p>
          </table:table-cell>
          <table:table-cell table:style-name="ce2" office:value-type="string" calcext:value-type="string">
            <text:p>4.3″</text:p>
          </table:table-cell>
          <table:table-cell table:style-name="ce2" office:value-type="string" calcext:value-type="string">
            <text:p>480×800</text:p>
          </table:table-cell>
          <table:table-cell table:style-name="ce2" table:formula="of:=VALUE(LEFT([.D6];FIND(&quot;×&quot;;[.D6])-1))" office:value-type="float" office:value="480" calcext:value-type="float">
            <text:p>480</text:p>
          </table:table-cell>
          <table:table-cell table:style-name="ce2" table:formula="of:=VALUE(MID([.D6];FIND(&quot;×&quot;;[.D6])+1;LEN([.D6])-(FIND(&quot;×&quot;;[.D6]))))" office:value-type="float" office:value="800" calcext:value-type="float">
            <text:p>80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6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6]"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6]" office:value-type="float" office:value="800" calcext:value-type="float">
            <text:p>8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Nokia</text:p>
          </table:table-cell>
          <table:table-cell table:style-name="ce2" office:value-type="string" calcext:value-type="string">
            <text:p>Lumia 900</text:p>
          </table:table-cell>
          <table:table-cell table:style-name="ce2" office:value-type="string" calcext:value-type="string">
            <text:p>4.3″</text:p>
          </table:table-cell>
          <table:table-cell table:style-name="ce2" office:value-type="string" calcext:value-type="string">
            <text:p>480×800</text:p>
          </table:table-cell>
          <table:table-cell table:style-name="ce2" table:formula="of:=VALUE(LEFT([.D7];FIND(&quot;×&quot;;[.D7])-1))" office:value-type="float" office:value="480" calcext:value-type="float">
            <text:p>480</text:p>
          </table:table-cell>
          <table:table-cell table:style-name="ce2" table:formula="of:=VALUE(MID([.D7];FIND(&quot;×&quot;;[.D7])+1;LEN([.D7])-(FIND(&quot;×&quot;;[.D7]))))" office:value-type="float" office:value="800" calcext:value-type="float">
            <text:p>80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7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7]"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7]" office:value-type="float" office:value="800" calcext:value-type="float">
            <text:p>8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Exhibit 4G</text:p>
          </table:table-cell>
          <table:table-cell table:style-name="ce2" office:value-type="string" calcext:value-type="string">
            <text:p>3.5″</text:p>
          </table:table-cell>
          <table:table-cell table:style-name="ce2" office:value-type="string" calcext:value-type="string">
            <text:p>480×800</text:p>
          </table:table-cell>
          <table:table-cell table:style-name="ce2" table:formula="of:=VALUE(LEFT([.D8];FIND(&quot;×&quot;;[.D8])-1))" office:value-type="float" office:value="480" calcext:value-type="float">
            <text:p>480</text:p>
          </table:table-cell>
          <table:table-cell table:style-name="ce2" table:formula="of:=VALUE(MID([.D8];FIND(&quot;×&quot;;[.D8])+1;LEN([.D8])-(FIND(&quot;×&quot;;[.D8]))))" office:value-type="float" office:value="800" calcext:value-type="float">
            <text:p>80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8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8]"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8]" office:value-type="float" office:value="800" calcext:value-type="float">
            <text:p>8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Focus Flash</text:p>
          </table:table-cell>
          <table:table-cell table:style-name="ce2" office:value-type="string" calcext:value-type="string">
            <text:p>3.7″</text:p>
          </table:table-cell>
          <table:table-cell table:style-name="ce2" office:value-type="string" calcext:value-type="string">
            <text:p>480×800</text:p>
          </table:table-cell>
          <table:table-cell table:style-name="ce2" table:formula="of:=VALUE(LEFT([.D9];FIND(&quot;×&quot;;[.D9])-1))" office:value-type="float" office:value="480" calcext:value-type="float">
            <text:p>480</text:p>
          </table:table-cell>
          <table:table-cell table:style-name="ce2" table:formula="of:=VALUE(MID([.D9];FIND(&quot;×&quot;;[.D9])+1;LEN([.D9])-(FIND(&quot;×&quot;;[.D9]))))" office:value-type="float" office:value="800" calcext:value-type="float">
            <text:p>80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9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9]"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9]" office:value-type="float" office:value="800" calcext:value-type="float">
            <text:p>8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Galaxy S 4G</text:p>
          </table:table-cell>
          <table:table-cell table:style-name="ce2" office:value-type="string" calcext:value-type="string">
            <text:p>4″</text:p>
          </table:table-cell>
          <table:table-cell table:style-name="ce2" office:value-type="string" calcext:value-type="string">
            <text:p>480×800</text:p>
          </table:table-cell>
          <table:table-cell table:style-name="ce2" table:formula="of:=VALUE(LEFT([.D10];FIND(&quot;×&quot;;[.D10])-1))" office:value-type="float" office:value="480" calcext:value-type="float">
            <text:p>480</text:p>
          </table:table-cell>
          <table:table-cell table:style-name="ce2" table:formula="of:=VALUE(MID([.D10];FIND(&quot;×&quot;;[.D10])+1;LEN([.D10])-(FIND(&quot;×&quot;;[.D10]))))" office:value-type="float" office:value="800" calcext:value-type="float">
            <text:p>80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10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10]"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10]" office:value-type="float" office:value="800" calcext:value-type="float">
            <text:p>8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Motorola</text:p>
          </table:table-cell>
          <table:table-cell table:style-name="ce2" office:value-type="string" calcext:value-type="string">
            <text:p>Droid BIONIC</text:p>
          </table:table-cell>
          <table:table-cell table:style-name="ce2" office:value-type="string" calcext:value-type="string">
            <text:p>4.3″</text:p>
          </table:table-cell>
          <table:table-cell table:style-name="ce2" office:value-type="string" calcext:value-type="string">
            <text:p>540×960</text:p>
          </table:table-cell>
          <table:table-cell table:style-name="ce2" table:formula="of:=VALUE(LEFT([.D11];FIND(&quot;×&quot;;[.D11])-1))" office:value-type="float" office:value="540" calcext:value-type="float">
            <text:p>540</text:p>
          </table:table-cell>
          <table:table-cell table:style-name="ce2" table:formula="of:=VALUE(MID([.D11];FIND(&quot;×&quot;;[.D11])+1;LEN([.D11])-(FIND(&quot;×&quot;;[.D11]))))" office:value-type="float" office:value="960" calcext:value-type="float">
            <text:p>96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11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11]" office:value-type="float" office:value="540" calcext:value-type="float">
            <text:p>54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11]" office:value-type="float" office:value="960" calcext:value-type="float">
            <text:p>96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Motorola</text:p>
          </table:table-cell>
          <table:table-cell table:style-name="ce2" office:value-type="string" calcext:value-type="string">
            <text:p>Droid RAZR</text:p>
          </table:table-cell>
          <table:table-cell table:style-name="ce2" office:value-type="string" calcext:value-type="string">
            <text:p>4.3″</text:p>
          </table:table-cell>
          <table:table-cell table:style-name="ce2" office:value-type="string" calcext:value-type="string">
            <text:p>540×960</text:p>
          </table:table-cell>
          <table:table-cell table:style-name="ce2" table:formula="of:=VALUE(LEFT([.D12];FIND(&quot;×&quot;;[.D12])-1))" office:value-type="float" office:value="540" calcext:value-type="float">
            <text:p>540</text:p>
          </table:table-cell>
          <table:table-cell table:style-name="ce2" table:formula="of:=VALUE(MID([.D12];FIND(&quot;×&quot;;[.D12])+1;LEN([.D12])-(FIND(&quot;×&quot;;[.D12]))))" office:value-type="float" office:value="960" calcext:value-type="float">
            <text:p>96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12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12]" office:value-type="float" office:value="540" calcext:value-type="float">
            <text:p>54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12]" office:value-type="float" office:value="960" calcext:value-type="float">
            <text:p>96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iPhone 5</text:p>
          </table:table-cell>
          <table:table-cell table:style-name="ce2" office:value-type="string" calcext:value-type="string">
            <text:p>4″</text:p>
          </table:table-cell>
          <table:table-cell table:style-name="ce2" office:value-type="string" calcext:value-type="string">
            <text:p>640×1136</text:p>
          </table:table-cell>
          <table:table-cell table:style-name="ce2" table:formula="of:=VALUE(LEFT([.D13];FIND(&quot;×&quot;;[.D13])-1))" office:value-type="float" office:value="640" calcext:value-type="float">
            <text:p>640</text:p>
          </table:table-cell>
          <table:table-cell table:style-name="ce2" table:formula="of:=VALUE(MID([.D13];FIND(&quot;×&quot;;[.D13])+1;LEN([.D13])-(FIND(&quot;×&quot;;[.D13]))))" office:value-type="float" office:value="1136" calcext:value-type="float">
            <text:p>1136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13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13]" office:value-type="float" office:value="640" calcext:value-type="float">
            <text:p>64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13]" office:value-type="float" office:value="1136" calcext:value-type="float">
            <text:p>1136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BlackBerry</text:p>
          </table:table-cell>
          <table:table-cell table:style-name="ce2" office:value-type="string" calcext:value-type="string">
            <text:p>Torch 9810</text:p>
          </table:table-cell>
          <table:table-cell table:style-name="ce2" office:value-type="string" calcext:value-type="string">
            <text:p>3.2″</text:p>
          </table:table-cell>
          <table:table-cell table:style-name="ce2" office:value-type="string" calcext:value-type="string">
            <text:p>640×480</text:p>
          </table:table-cell>
          <table:table-cell table:style-name="ce2" table:formula="of:=VALUE(LEFT([.D14];FIND(&quot;×&quot;;[.D14])-1))" office:value-type="float" office:value="640" calcext:value-type="float">
            <text:p>640</text:p>
          </table:table-cell>
          <table:table-cell table:style-name="ce2" table:formula="of:=VALUE(MID([.D14];FIND(&quot;×&quot;;[.D14])+1;LEN([.D14])-(FIND(&quot;×&quot;;[.D14]))))" office:value-type="float" office:value="480" calcext:value-type="float">
            <text:p>48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14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14]" office:value-type="float" office:value="640" calcext:value-type="float">
            <text:p>64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14]" office:value-type="float" office:value="480" calcext:value-type="float">
            <text:p>48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LG</text:p>
          </table:table-cell>
          <table:table-cell table:style-name="ce2" office:value-type="string" calcext:value-type="string">
            <text:p>G2x 4G</text:p>
          </table:table-cell>
          <table:table-cell table:style-name="ce2" office:value-type="string" calcext:value-type="string">
            <text:p>4″</text:p>
          </table:table-cell>
          <table:table-cell table:style-name="ce2" office:value-type="string" calcext:value-type="string">
            <text:p>800×400</text:p>
          </table:table-cell>
          <table:table-cell table:style-name="ce2" table:formula="of:=VALUE(LEFT([.D15];FIND(&quot;×&quot;;[.D15])-1))" office:value-type="float" office:value="800" calcext:value-type="float">
            <text:p>800</text:p>
          </table:table-cell>
          <table:table-cell table:style-name="ce2" table:formula="of:=VALUE(MID([.D15];FIND(&quot;×&quot;;[.D15])+1;LEN([.D15])-(FIND(&quot;×&quot;;[.D15]))))" office:value-type="float" office:value="400" calcext:value-type="float">
            <text:p>40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15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15]"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15]" office:value-type="float" office:value="400" calcext:value-type="float">
            <text:p>4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Epic 4G Touch</text:p>
          </table:table-cell>
          <table:table-cell table:style-name="ce2" office:value-type="string" calcext:value-type="string">
            <text:p>4.52″</text:p>
          </table:table-cell>
          <table:table-cell table:style-name="ce2" office:value-type="string" calcext:value-type="string">
            <text:p>800×480</text:p>
          </table:table-cell>
          <table:table-cell table:style-name="ce2" table:formula="of:=VALUE(LEFT([.D16];FIND(&quot;×&quot;;[.D16])-1))" office:value-type="float" office:value="800" calcext:value-type="float">
            <text:p>800</text:p>
          </table:table-cell>
          <table:table-cell table:style-name="ce2" table:formula="of:=VALUE(MID([.D16];FIND(&quot;×&quot;;[.D16])+1;LEN([.D16])-(FIND(&quot;×&quot;;[.D16]))))" office:value-type="float" office:value="480" calcext:value-type="float">
            <text:p>48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16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16]"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16]" office:value-type="float" office:value="480" calcext:value-type="float">
            <text:p>48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Galaxy S II</text:p>
          </table:table-cell>
          <table:table-cell table:style-name="ce2" office:value-type="string" calcext:value-type="string">
            <text:p>4.52″</text:p>
          </table:table-cell>
          <table:table-cell table:style-name="ce2" office:value-type="string" calcext:value-type="string">
            <text:p>800×480</text:p>
          </table:table-cell>
          <table:table-cell table:style-name="ce2" table:formula="of:=VALUE(LEFT([.D17];FIND(&quot;×&quot;;[.D17])-1))" office:value-type="float" office:value="800" calcext:value-type="float">
            <text:p>800</text:p>
          </table:table-cell>
          <table:table-cell table:style-name="ce2" table:formula="of:=VALUE(MID([.D17];FIND(&quot;×&quot;;[.D17])+1;LEN([.D17])-(FIND(&quot;×&quot;;[.D17]))))" office:value-type="float" office:value="480" calcext:value-type="float">
            <text:p>48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17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17]"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17]" office:value-type="float" office:value="480" calcext:value-type="float">
            <text:p>48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Sidekick 4G</text:p>
          </table:table-cell>
          <table:table-cell table:style-name="ce2" office:value-type="string" calcext:value-type="string">
            <text:p>3.5″</text:p>
          </table:table-cell>
          <table:table-cell table:style-name="ce2" office:value-type="string" calcext:value-type="string">
            <text:p>800×480</text:p>
          </table:table-cell>
          <table:table-cell table:style-name="ce2" table:formula="of:=VALUE(LEFT([.D18];FIND(&quot;×&quot;;[.D18])-1))" office:value-type="float" office:value="800" calcext:value-type="float">
            <text:p>800</text:p>
          </table:table-cell>
          <table:table-cell table:style-name="ce2" table:formula="of:=VALUE(MID([.D18];FIND(&quot;×&quot;;[.D18])+1;LEN([.D18])-(FIND(&quot;×&quot;;[.D18]))))" office:value-type="float" office:value="480" calcext:value-type="float">
            <text:p>48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18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18]"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18]" office:value-type="float" office:value="480" calcext:value-type="float">
            <text:p>48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T-Mobile</text:p>
          </table:table-cell>
          <table:table-cell table:style-name="ce2" office:value-type="string" calcext:value-type="string">
            <text:p>MyTouch 4G Slide</text:p>
          </table:table-cell>
          <table:table-cell table:style-name="ce2" office:value-type="string" calcext:value-type="string">
            <text:p>3.8″</text:p>
          </table:table-cell>
          <table:table-cell table:style-name="ce2" office:value-type="string" calcext:value-type="string">
            <text:p>800×480</text:p>
          </table:table-cell>
          <table:table-cell table:style-name="ce2" table:formula="of:=VALUE(LEFT([.D19];FIND(&quot;×&quot;;[.D19])-1))" office:value-type="float" office:value="800" calcext:value-type="float">
            <text:p>800</text:p>
          </table:table-cell>
          <table:table-cell table:style-name="ce2" table:formula="of:=VALUE(MID([.D19];FIND(&quot;×&quot;;[.D19])+1;LEN([.D19])-(FIND(&quot;×&quot;;[.D19]))))" office:value-type="float" office:value="480" calcext:value-type="float">
            <text:p>48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19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19]"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19]" office:value-type="float" office:value="480" calcext:value-type="float">
            <text:p>48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iPhone 4S</text:p>
          </table:table-cell>
          <table:table-cell table:style-name="ce2" office:value-type="string" calcext:value-type="string">
            <text:p>3.5″</text:p>
          </table:table-cell>
          <table:table-cell table:style-name="ce2" office:value-type="string" calcext:value-type="string">
            <text:p>960×640</text:p>
          </table:table-cell>
          <table:table-cell table:style-name="ce2" table:formula="of:=VALUE(LEFT([.D20];FIND(&quot;×&quot;;[.D20])-1))" office:value-type="float" office:value="960" calcext:value-type="float">
            <text:p>960</text:p>
          </table:table-cell>
          <table:table-cell table:style-name="ce2" table:formula="of:=VALUE(MID([.D20];FIND(&quot;×&quot;;[.D20])+1;LEN([.D20])-(FIND(&quot;×&quot;;[.D20]))))" office:value-type="float" office:value="640" calcext:value-type="float">
            <text:p>64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20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20]" office:value-type="float" office:value="960" calcext:value-type="float">
            <text:p>96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20]" office:value-type="float" office:value="640" calcext:value-type="float">
            <text:p>64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HTC</text:p>
          </table:table-cell>
          <table:table-cell table:style-name="ce2" office:value-type="string" calcext:value-type="string">
            <text:p>Amaze 4G</text:p>
          </table:table-cell>
          <table:table-cell table:style-name="ce2" office:value-type="string" calcext:value-type="string">
            <text:p>4.3″</text:p>
          </table:table-cell>
          <table:table-cell table:style-name="ce2" office:value-type="string" calcext:value-type="string">
            <text:p>960×540</text:p>
          </table:table-cell>
          <table:table-cell table:style-name="ce2" table:formula="of:=VALUE(LEFT([.D21];FIND(&quot;×&quot;;[.D21])-1))" office:value-type="float" office:value="960" calcext:value-type="float">
            <text:p>960</text:p>
          </table:table-cell>
          <table:table-cell table:style-name="ce2" table:formula="of:=VALUE(MID([.D21];FIND(&quot;×&quot;;[.D21])+1;LEN([.D21])-(FIND(&quot;×&quot;;[.D21]))))" office:value-type="float" office:value="540" calcext:value-type="float">
            <text:p>54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21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21]" office:value-type="float" office:value="960" calcext:value-type="float">
            <text:p>96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21]" office:value-type="float" office:value="540" calcext:value-type="float">
            <text:p>54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HTC</text:p>
          </table:table-cell>
          <table:table-cell table:style-name="ce2" office:value-type="string" calcext:value-type="string">
            <text:p>Evo 3D</text:p>
          </table:table-cell>
          <table:table-cell table:style-name="ce2" office:value-type="string" calcext:value-type="string">
            <text:p>4.3″</text:p>
          </table:table-cell>
          <table:table-cell table:style-name="ce2" office:value-type="string" calcext:value-type="string">
            <text:p>960×540</text:p>
          </table:table-cell>
          <table:table-cell table:style-name="ce2" table:formula="of:=VALUE(LEFT([.D22];FIND(&quot;×&quot;;[.D22])-1))" office:value-type="float" office:value="960" calcext:value-type="float">
            <text:p>960</text:p>
          </table:table-cell>
          <table:table-cell table:style-name="ce2" table:formula="of:=VALUE(MID([.D22];FIND(&quot;×&quot;;[.D22])+1;LEN([.D22])-(FIND(&quot;×&quot;;[.D22]))))" office:value-type="float" office:value="540" calcext:value-type="float">
            <text:p>54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22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22]" office:value-type="float" office:value="960" calcext:value-type="float">
            <text:p>96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22]" office:value-type="float" office:value="540" calcext:value-type="float">
            <text:p>54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HTC</text:p>
          </table:table-cell>
          <table:table-cell table:style-name="ce2" office:value-type="string" calcext:value-type="string">
            <text:p>Sensation 4G</text:p>
          </table:table-cell>
          <table:table-cell table:style-name="ce2" office:value-type="string" calcext:value-type="string">
            <text:p>4.3″</text:p>
          </table:table-cell>
          <table:table-cell table:style-name="ce2" office:value-type="string" calcext:value-type="string">
            <text:p>960×540</text:p>
          </table:table-cell>
          <table:table-cell table:style-name="ce2" table:formula="of:=VALUE(LEFT([.D23];FIND(&quot;×&quot;;[.D23])-1))" office:value-type="float" office:value="960" calcext:value-type="float">
            <text:p>960</text:p>
          </table:table-cell>
          <table:table-cell table:style-name="ce2" table:formula="of:=VALUE(MID([.D23];FIND(&quot;×&quot;;[.D23])+1;LEN([.D23])-(FIND(&quot;×&quot;;[.D23]))))" office:value-type="float" office:value="540" calcext:value-type="float">
            <text:p>54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23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23]" office:value-type="float" office:value="960" calcext:value-type="float">
            <text:p>96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23]" office:value-type="float" office:value="540" calcext:value-type="float">
            <text:p>54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Galaxy S III</text:p>
          </table:table-cell>
          <table:table-cell table:style-name="ce2" office:value-type="string" calcext:value-type="string">
            <text:p>4.8″</text:p>
          </table:table-cell>
          <table:table-cell table:style-name="ce2" office:value-type="string" calcext:value-type="string">
            <text:p>1280×720</text:p>
          </table:table-cell>
          <table:table-cell table:style-name="ce2" table:formula="of:=VALUE(LEFT([.D24];FIND(&quot;×&quot;;[.D24])-1))" office:value-type="float" office:value="1280" calcext:value-type="float">
            <text:p>1280</text:p>
          </table:table-cell>
          <table:table-cell table:style-name="ce2" table:formula="of:=VALUE(MID([.D24];FIND(&quot;×&quot;;[.D24])+1;LEN([.D24])-(FIND(&quot;×&quot;;[.D24]))))" office:value-type="float" office:value="720" calcext:value-type="float">
            <text:p>720</text:p>
          </table:table-cell>
          <table:table-cell table:style-name="ce2" office:value-type="string" calcext:value-type="string">
            <text:p>Smartphone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24];CHAR(34))" office:value-type="string" office:string-value="&quot;Smartphone&quot;" calcext:value-type="string">
            <text:p>"Smartphone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24]" office:value-type="float" office:value="1280" calcext:value-type="float">
            <text:p>128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24]" office:value-type="float" office:value="720" calcext:value-type="float">
            <text:p>72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TouchPad</text:p>
          </table:table-cell>
          <table:table-cell table:style-name="ce2" office:value-type="string" calcext:value-type="string">
            <text:p>9.7″</text:p>
          </table:table-cell>
          <table:table-cell table:style-name="ce2" office:value-type="string" calcext:value-type="string">
            <text:p>768×1024</text:p>
          </table:table-cell>
          <table:table-cell table:style-name="ce2" table:formula="of:=VALUE(LEFT([.D25];FIND(&quot;×&quot;;[.D25])-1))" office:value-type="float" office:value="768" calcext:value-type="float">
            <text:p>768</text:p>
          </table:table-cell>
          <table:table-cell table:style-name="ce2" table:formula="of:=VALUE(MID([.D25];FIND(&quot;×&quot;;[.D25])+1;LEN([.D25])-(FIND(&quot;×&quot;;[.D25]))))" office:value-type="float" office:value="1024" calcext:value-type="float">
            <text:p>1024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25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25]" office:value-type="float" office:value="768" calcext:value-type="float">
            <text:p>768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25]" office:value-type="float" office:value="1024" calcext:value-type="float">
            <text:p>1024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LG</text:p>
          </table:table-cell>
          <table:table-cell table:style-name="ce2" office:value-type="string" calcext:value-type="string">
            <text:p>G-Slate</text:p>
          </table:table-cell>
          <table:table-cell table:style-name="ce2" office:value-type="string" calcext:value-type="string">
            <text:p>8.9″</text:p>
          </table:table-cell>
          <table:table-cell table:style-name="ce2" office:value-type="string" calcext:value-type="string">
            <text:p>768×1280</text:p>
          </table:table-cell>
          <table:table-cell table:style-name="ce2" table:formula="of:=VALUE(LEFT([.D26];FIND(&quot;×&quot;;[.D26])-1))" office:value-type="float" office:value="768" calcext:value-type="float">
            <text:p>768</text:p>
          </table:table-cell>
          <table:table-cell table:style-name="ce2" table:formula="of:=VALUE(MID([.D26];FIND(&quot;×&quot;;[.D26])+1;LEN([.D26])-(FIND(&quot;×&quot;;[.D26]))))" office:value-type="float" office:value="1280" calcext:value-type="float">
            <text:p>1280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26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26]" office:value-type="float" office:value="768" calcext:value-type="float">
            <text:p>768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26]" office:value-type="float" office:value="1280" calcext:value-type="float">
            <text:p>128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Colby</text:p>
          </table:table-cell>
          <table:table-cell table:style-name="ce2" office:value-type="string" calcext:value-type="string">
            <text:p>Kyros</text:p>
          </table:table-cell>
          <table:table-cell table:style-name="ce2" office:value-type="string" calcext:value-type="string">
            <text:p>7″</text:p>
          </table:table-cell>
          <table:table-cell table:style-name="ce2" office:value-type="string" calcext:value-type="string">
            <text:p>800×480</text:p>
          </table:table-cell>
          <table:table-cell table:style-name="ce2" table:formula="of:=VALUE(LEFT([.D27];FIND(&quot;×&quot;;[.D27])-1))" office:value-type="float" office:value="800" calcext:value-type="float">
            <text:p>800</text:p>
          </table:table-cell>
          <table:table-cell table:style-name="ce2" table:formula="of:=VALUE(MID([.D27];FIND(&quot;×&quot;;[.D27])+1;LEN([.D27])-(FIND(&quot;×&quot;;[.D27]))))" office:value-type="float" office:value="480" calcext:value-type="float">
            <text:p>480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27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27]"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27]" office:value-type="float" office:value="480" calcext:value-type="float">
            <text:p>48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Amazon</text:p>
          </table:table-cell>
          <table:table-cell table:style-name="ce2" office:value-type="string" calcext:value-type="string">
            <text:p>Kindle Fire</text:p>
          </table:table-cell>
          <table:table-cell table:style-name="ce2" office:value-type="string" calcext:value-type="string">
            <text:p>7″</text:p>
          </table:table-cell>
          <table:table-cell table:style-name="ce2" office:value-type="string" calcext:value-type="string">
            <text:p>1024×600</text:p>
          </table:table-cell>
          <table:table-cell table:style-name="ce2" table:formula="of:=VALUE(LEFT([.D28];FIND(&quot;×&quot;;[.D28])-1))" office:value-type="float" office:value="1024" calcext:value-type="float">
            <text:p>1024</text:p>
          </table:table-cell>
          <table:table-cell table:style-name="ce2" table:formula="of:=VALUE(MID([.D28];FIND(&quot;×&quot;;[.D28])+1;LEN([.D28])-(FIND(&quot;×&quot;;[.D28]))))" office:value-type="float" office:value="600" calcext:value-type="float">
            <text:p>600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28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28]" office:value-type="float" office:value="1024" calcext:value-type="float">
            <text:p>1024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28]" office:value-type="float" office:value="600" calcext:value-type="float">
            <text:p>6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iPad</text:p>
          </table:table-cell>
          <table:table-cell table:style-name="ce2" office:value-type="string" calcext:value-type="string">
            <text:p>9.7″</text:p>
          </table:table-cell>
          <table:table-cell table:style-name="ce2" office:value-type="string" calcext:value-type="string">
            <text:p>1024×768</text:p>
          </table:table-cell>
          <table:table-cell table:style-name="ce2" table:formula="of:=VALUE(LEFT([.D29];FIND(&quot;×&quot;;[.D29])-1))" office:value-type="float" office:value="1024" calcext:value-type="float">
            <text:p>1024</text:p>
          </table:table-cell>
          <table:table-cell table:style-name="ce2" table:formula="of:=VALUE(MID([.D29];FIND(&quot;×&quot;;[.D29])+1;LEN([.D29])-(FIND(&quot;×&quot;;[.D29]))))" office:value-type="float" office:value="768" calcext:value-type="float">
            <text:p>768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29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29]" office:value-type="float" office:value="1024" calcext:value-type="float">
            <text:p>1024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29]" office:value-type="float" office:value="768" calcext:value-type="float">
            <text:p>768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iPad 2</text:p>
          </table:table-cell>
          <table:table-cell table:style-name="ce2" office:value-type="string" calcext:value-type="string">
            <text:p>9.7″</text:p>
          </table:table-cell>
          <table:table-cell table:style-name="ce2" office:value-type="string" calcext:value-type="string">
            <text:p>1024×768</text:p>
          </table:table-cell>
          <table:table-cell table:style-name="ce2" table:formula="of:=VALUE(LEFT([.D30];FIND(&quot;×&quot;;[.D30])-1))" office:value-type="float" office:value="1024" calcext:value-type="float">
            <text:p>1024</text:p>
          </table:table-cell>
          <table:table-cell table:style-name="ce2" table:formula="of:=VALUE(MID([.D30];FIND(&quot;×&quot;;[.D30])+1;LEN([.D30])-(FIND(&quot;×&quot;;[.D30]))))" office:value-type="float" office:value="768" calcext:value-type="float">
            <text:p>768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30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30]" office:value-type="float" office:value="1024" calcext:value-type="float">
            <text:p>1024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30]" office:value-type="float" office:value="768" calcext:value-type="float">
            <text:p>768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Barnes &amp; Noble</text:p>
          </table:table-cell>
          <table:table-cell table:style-name="ce2" office:value-type="string" calcext:value-type="string">
            <text:p>NOOK</text:p>
          </table:table-cell>
          <table:table-cell table:style-name="ce2" office:value-type="string" calcext:value-type="string">
            <text:p>7″</text:p>
          </table:table-cell>
          <table:table-cell table:style-name="ce2" office:value-type="string" calcext:value-type="string">
            <text:p>1024×600</text:p>
          </table:table-cell>
          <table:table-cell table:style-name="ce2" table:formula="of:=VALUE(LEFT([.D31];FIND(&quot;×&quot;;[.D31])-1))" office:value-type="float" office:value="1024" calcext:value-type="float">
            <text:p>1024</text:p>
          </table:table-cell>
          <table:table-cell table:style-name="ce2" table:formula="of:=VALUE(MID([.D31];FIND(&quot;×&quot;;[.D31])+1;LEN([.D31])-(FIND(&quot;×&quot;;[.D31]))))" office:value-type="float" office:value="600" calcext:value-type="float">
            <text:p>600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31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31]" office:value-type="float" office:value="1024" calcext:value-type="float">
            <text:p>1024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31]" office:value-type="float" office:value="600" calcext:value-type="float">
            <text:p>6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BlackBerry</text:p>
          </table:table-cell>
          <table:table-cell table:style-name="ce2" office:value-type="string" calcext:value-type="string">
            <text:p>Playbook</text:p>
          </table:table-cell>
          <table:table-cell table:style-name="ce2" office:value-type="string" calcext:value-type="string">
            <text:p>7″</text:p>
          </table:table-cell>
          <table:table-cell table:style-name="ce2" office:value-type="string" calcext:value-type="string">
            <text:p>1024×600</text:p>
          </table:table-cell>
          <table:table-cell table:style-name="ce2" table:formula="of:=VALUE(LEFT([.D32];FIND(&quot;×&quot;;[.D32])-1))" office:value-type="float" office:value="1024" calcext:value-type="float">
            <text:p>1024</text:p>
          </table:table-cell>
          <table:table-cell table:style-name="ce2" table:formula="of:=VALUE(MID([.D32];FIND(&quot;×&quot;;[.D32])+1;LEN([.D32])-(FIND(&quot;×&quot;;[.D32]))))" office:value-type="float" office:value="600" calcext:value-type="float">
            <text:p>600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32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32]" office:value-type="float" office:value="1024" calcext:value-type="float">
            <text:p>1024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32]" office:value-type="float" office:value="600" calcext:value-type="float">
            <text:p>6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HTC</text:p>
          </table:table-cell>
          <table:table-cell table:style-name="ce2" office:value-type="string" calcext:value-type="string">
            <text:p>Flyer</text:p>
          </table:table-cell>
          <table:table-cell table:style-name="ce2" office:value-type="string" calcext:value-type="string">
            <text:p>7″</text:p>
          </table:table-cell>
          <table:table-cell table:style-name="ce2" office:value-type="string" calcext:value-type="string">
            <text:p>1024×600</text:p>
          </table:table-cell>
          <table:table-cell table:style-name="ce2" table:formula="of:=VALUE(LEFT([.D33];FIND(&quot;×&quot;;[.D33])-1))" office:value-type="float" office:value="1024" calcext:value-type="float">
            <text:p>1024</text:p>
          </table:table-cell>
          <table:table-cell table:style-name="ce2" table:formula="of:=VALUE(MID([.D33];FIND(&quot;×&quot;;[.D33])+1;LEN([.D33])-(FIND(&quot;×&quot;;[.D33]))))" office:value-type="float" office:value="600" calcext:value-type="float">
            <text:p>600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33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33]" office:value-type="float" office:value="1024" calcext:value-type="float">
            <text:p>1024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33]" office:value-type="float" office:value="600" calcext:value-type="float">
            <text:p>6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Lenovo</text:p>
          </table:table-cell>
          <table:table-cell table:style-name="ce2" office:value-type="string" calcext:value-type="string">
            <text:p>IdeaPad A1</text:p>
          </table:table-cell>
          <table:table-cell table:style-name="ce2" office:value-type="string" calcext:value-type="string">
            <text:p>7″</text:p>
          </table:table-cell>
          <table:table-cell table:style-name="ce2" office:value-type="string" calcext:value-type="string">
            <text:p>1024×600</text:p>
          </table:table-cell>
          <table:table-cell table:style-name="ce2" table:formula="of:=VALUE(LEFT([.D34];FIND(&quot;×&quot;;[.D34])-1))" office:value-type="float" office:value="1024" calcext:value-type="float">
            <text:p>1024</text:p>
          </table:table-cell>
          <table:table-cell table:style-name="ce2" table:formula="of:=VALUE(MID([.D34];FIND(&quot;×&quot;;[.D34])+1;LEN([.D34])-(FIND(&quot;×&quot;;[.D34]))))" office:value-type="float" office:value="600" calcext:value-type="float">
            <text:p>600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34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34]" office:value-type="float" office:value="1024" calcext:value-type="float">
            <text:p>1024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34]" office:value-type="float" office:value="600" calcext:value-type="float">
            <text:p>6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Galaxy Tab</text:p>
          </table:table-cell>
          <table:table-cell table:style-name="ce2" office:value-type="string" calcext:value-type="string">
            <text:p>7″</text:p>
          </table:table-cell>
          <table:table-cell table:style-name="ce2" office:value-type="string" calcext:value-type="string">
            <text:p>1024×600</text:p>
          </table:table-cell>
          <table:table-cell table:style-name="ce2" table:formula="of:=VALUE(LEFT([.D35];FIND(&quot;×&quot;;[.D35])-1))" office:value-type="float" office:value="1024" calcext:value-type="float">
            <text:p>1024</text:p>
          </table:table-cell>
          <table:table-cell table:style-name="ce2" table:formula="of:=VALUE(MID([.D35];FIND(&quot;×&quot;;[.D35])+1;LEN([.D35])-(FIND(&quot;×&quot;;[.D35]))))" office:value-type="float" office:value="600" calcext:value-type="float">
            <text:p>600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35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35]" office:value-type="float" office:value="1024" calcext:value-type="float">
            <text:p>1024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35]" office:value-type="float" office:value="600" calcext:value-type="float">
            <text:p>6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Acer</text:p>
          </table:table-cell>
          <table:table-cell table:style-name="ce2" office:value-type="string" calcext:value-type="string">
            <text:p>Iconia Tab</text:p>
          </table:table-cell>
          <table:table-cell table:style-name="ce2" office:value-type="string" calcext:value-type="string">
            <text:p>10.1″</text:p>
          </table:table-cell>
          <table:table-cell table:style-name="ce2" office:value-type="string" calcext:value-type="string">
            <text:p>1280×800</text:p>
          </table:table-cell>
          <table:table-cell table:style-name="ce2" table:formula="of:=VALUE(LEFT([.D36];FIND(&quot;×&quot;;[.D36])-1))" office:value-type="float" office:value="1280" calcext:value-type="float">
            <text:p>1280</text:p>
          </table:table-cell>
          <table:table-cell table:style-name="ce2" table:formula="of:=VALUE(MID([.D36];FIND(&quot;×&quot;;[.D36])+1;LEN([.D36])-(FIND(&quot;×&quot;;[.D36]))))" office:value-type="float" office:value="800" calcext:value-type="float">
            <text:p>800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36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36]" office:value-type="float" office:value="1280" calcext:value-type="float">
            <text:p>128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36]" office:value-type="float" office:value="800" calcext:value-type="float">
            <text:p>8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Transformer TF101</text:p>
          </table:table-cell>
          <table:table-cell table:style-name="ce2" office:value-type="string" calcext:value-type="string">
            <text:p>10.1″</text:p>
          </table:table-cell>
          <table:table-cell table:style-name="ce2" office:value-type="string" calcext:value-type="string">
            <text:p>1280×800</text:p>
          </table:table-cell>
          <table:table-cell table:style-name="ce2" table:formula="of:=VALUE(LEFT([.D37];FIND(&quot;×&quot;;[.D37])-1))" office:value-type="float" office:value="1280" calcext:value-type="float">
            <text:p>1280</text:p>
          </table:table-cell>
          <table:table-cell table:style-name="ce2" table:formula="of:=VALUE(MID([.D37];FIND(&quot;×&quot;;[.D37])+1;LEN([.D37])-(FIND(&quot;×&quot;;[.D37]))))" office:value-type="float" office:value="800" calcext:value-type="float">
            <text:p>800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37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37]" office:value-type="float" office:value="1280" calcext:value-type="float">
            <text:p>128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37]" office:value-type="float" office:value="800" calcext:value-type="float">
            <text:p>8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ASUS</text:p>
          </table:table-cell>
          <table:table-cell table:style-name="ce2" office:value-type="string" calcext:value-type="string">
            <text:p>Transformer Prime TF201</text:p>
          </table:table-cell>
          <table:table-cell table:style-name="ce2" office:value-type="string" calcext:value-type="string">
            <text:p>10.1″</text:p>
          </table:table-cell>
          <table:table-cell table:style-name="ce2" office:value-type="string" calcext:value-type="string">
            <text:p>1280×800</text:p>
          </table:table-cell>
          <table:table-cell table:style-name="ce2" table:formula="of:=VALUE(LEFT([.D38];FIND(&quot;×&quot;;[.D38])-1))" office:value-type="float" office:value="1280" calcext:value-type="float">
            <text:p>1280</text:p>
          </table:table-cell>
          <table:table-cell table:style-name="ce2" table:formula="of:=VALUE(MID([.D38];FIND(&quot;×&quot;;[.D38])+1;LEN([.D38])-(FIND(&quot;×&quot;;[.D38]))))" office:value-type="float" office:value="800" calcext:value-type="float">
            <text:p>800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38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38]" office:value-type="float" office:value="1280" calcext:value-type="float">
            <text:p>128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38]" office:value-type="float" office:value="800" calcext:value-type="float">
            <text:p>8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Lenovo</text:p>
          </table:table-cell>
          <table:table-cell table:style-name="ce2" office:value-type="string" calcext:value-type="string">
            <text:p>ThinkPad</text:p>
          </table:table-cell>
          <table:table-cell table:style-name="ce2" office:value-type="string" calcext:value-type="string">
            <text:p>10.1″</text:p>
          </table:table-cell>
          <table:table-cell table:style-name="ce2" office:value-type="string" calcext:value-type="string">
            <text:p>1280×800</text:p>
          </table:table-cell>
          <table:table-cell table:style-name="ce2" table:formula="of:=VALUE(LEFT([.D39];FIND(&quot;×&quot;;[.D39])-1))" office:value-type="float" office:value="1280" calcext:value-type="float">
            <text:p>1280</text:p>
          </table:table-cell>
          <table:table-cell table:style-name="ce2" table:formula="of:=VALUE(MID([.D39];FIND(&quot;×&quot;;[.D39])+1;LEN([.D39])-(FIND(&quot;×&quot;;[.D39]))))" office:value-type="float" office:value="800" calcext:value-type="float">
            <text:p>800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39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39]" office:value-type="float" office:value="1280" calcext:value-type="float">
            <text:p>128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39]" office:value-type="float" office:value="800" calcext:value-type="float">
            <text:p>8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Motorola</text:p>
          </table:table-cell>
          <table:table-cell table:style-name="ce2" office:value-type="string" calcext:value-type="string">
            <text:p>Droid Xyboard 10.1</text:p>
          </table:table-cell>
          <table:table-cell table:style-name="ce2" office:value-type="string" calcext:value-type="string">
            <text:p>10.1″</text:p>
          </table:table-cell>
          <table:table-cell table:style-name="ce2" office:value-type="string" calcext:value-type="string">
            <text:p>1280×800</text:p>
          </table:table-cell>
          <table:table-cell table:style-name="ce2" table:formula="of:=VALUE(LEFT([.D40];FIND(&quot;×&quot;;[.D40])-1))" office:value-type="float" office:value="1280" calcext:value-type="float">
            <text:p>1280</text:p>
          </table:table-cell>
          <table:table-cell table:style-name="ce2" table:formula="of:=VALUE(MID([.D40];FIND(&quot;×&quot;;[.D40])+1;LEN([.D40])-(FIND(&quot;×&quot;;[.D40]))))" office:value-type="float" office:value="800" calcext:value-type="float">
            <text:p>800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40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40]" office:value-type="float" office:value="1280" calcext:value-type="float">
            <text:p>128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40]" office:value-type="float" office:value="800" calcext:value-type="float">
            <text:p>8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Motorola</text:p>
          </table:table-cell>
          <table:table-cell table:style-name="ce2" office:value-type="string" calcext:value-type="string">
            <text:p>Xoom</text:p>
          </table:table-cell>
          <table:table-cell table:style-name="ce2" office:value-type="string" calcext:value-type="string">
            <text:p>10.1″</text:p>
          </table:table-cell>
          <table:table-cell table:style-name="ce2" office:value-type="string" calcext:value-type="string">
            <text:p>1280×800</text:p>
          </table:table-cell>
          <table:table-cell table:style-name="ce2" table:formula="of:=VALUE(LEFT([.D41];FIND(&quot;×&quot;;[.D41])-1))" office:value-type="float" office:value="1280" calcext:value-type="float">
            <text:p>1280</text:p>
          </table:table-cell>
          <table:table-cell table:style-name="ce2" table:formula="of:=VALUE(MID([.D41];FIND(&quot;×&quot;;[.D41])+1;LEN([.D41])-(FIND(&quot;×&quot;;[.D41]))))" office:value-type="float" office:value="800" calcext:value-type="float">
            <text:p>800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41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41]" office:value-type="float" office:value="1280" calcext:value-type="float">
            <text:p>128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41]" office:value-type="float" office:value="800" calcext:value-type="float">
            <text:p>8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Galaxy Tab 7.7</text:p>
          </table:table-cell>
          <table:table-cell table:style-name="ce2" office:value-type="string" calcext:value-type="string">
            <text:p>7.7″</text:p>
          </table:table-cell>
          <table:table-cell table:style-name="ce2" office:value-type="string" calcext:value-type="string">
            <text:p>1280×800</text:p>
          </table:table-cell>
          <table:table-cell table:style-name="ce2" table:formula="of:=VALUE(LEFT([.D42];FIND(&quot;×&quot;;[.D42])-1))" office:value-type="float" office:value="1280" calcext:value-type="float">
            <text:p>1280</text:p>
          </table:table-cell>
          <table:table-cell table:style-name="ce2" table:formula="of:=VALUE(MID([.D42];FIND(&quot;×&quot;;[.D42])+1;LEN([.D42])-(FIND(&quot;×&quot;;[.D42]))))" office:value-type="float" office:value="800" calcext:value-type="float">
            <text:p>800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42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42]" office:value-type="float" office:value="1280" calcext:value-type="float">
            <text:p>128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42]" office:value-type="float" office:value="800" calcext:value-type="float">
            <text:p>8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Galaxy Tab 10.1</text:p>
          </table:table-cell>
          <table:table-cell table:style-name="ce2" office:value-type="string" calcext:value-type="string">
            <text:p>10.1″</text:p>
          </table:table-cell>
          <table:table-cell table:style-name="ce2" office:value-type="string" calcext:value-type="string">
            <text:p>1280×800</text:p>
          </table:table-cell>
          <table:table-cell table:style-name="ce2" table:formula="of:=VALUE(LEFT([.D43];FIND(&quot;×&quot;;[.D43])-1))" office:value-type="float" office:value="1280" calcext:value-type="float">
            <text:p>1280</text:p>
          </table:table-cell>
          <table:table-cell table:style-name="ce2" table:formula="of:=VALUE(MID([.D43];FIND(&quot;×&quot;;[.D43])+1;LEN([.D43])-(FIND(&quot;×&quot;;[.D43]))))" office:value-type="float" office:value="800" calcext:value-type="float">
            <text:p>800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43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43]" office:value-type="float" office:value="1280" calcext:value-type="float">
            <text:p>128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43]" office:value-type="float" office:value="800" calcext:value-type="float">
            <text:p>8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Sony</text:p>
          </table:table-cell>
          <table:table-cell table:style-name="ce2" office:value-type="string" calcext:value-type="string">
            <text:p>Tablet S</text:p>
          </table:table-cell>
          <table:table-cell table:style-name="ce2" office:value-type="string" calcext:value-type="string">
            <text:p>9.4″</text:p>
          </table:table-cell>
          <table:table-cell table:style-name="ce2" office:value-type="string" calcext:value-type="string">
            <text:p>1280×800</text:p>
          </table:table-cell>
          <table:table-cell table:style-name="ce2" table:formula="of:=VALUE(LEFT([.D44];FIND(&quot;×&quot;;[.D44])-1))" office:value-type="float" office:value="1280" calcext:value-type="float">
            <text:p>1280</text:p>
          </table:table-cell>
          <table:table-cell table:style-name="ce2" table:formula="of:=VALUE(MID([.D44];FIND(&quot;×&quot;;[.D44])+1;LEN([.D44])-(FIND(&quot;×&quot;;[.D44]))))" office:value-type="float" office:value="800" calcext:value-type="float">
            <text:p>800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44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44]" office:value-type="float" office:value="1280" calcext:value-type="float">
            <text:p>128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44]" office:value-type="float" office:value="800" calcext:value-type="float">
            <text:p>8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T-Mobile</text:p>
          </table:table-cell>
          <table:table-cell table:style-name="ce2" office:value-type="string" calcext:value-type="string">
            <text:p>SpringBoard</text:p>
          </table:table-cell>
          <table:table-cell table:style-name="ce2" office:value-type="string" calcext:value-type="string">
            <text:p>7″</text:p>
          </table:table-cell>
          <table:table-cell table:style-name="ce2" office:value-type="string" calcext:value-type="string">
            <text:p>1280×800</text:p>
          </table:table-cell>
          <table:table-cell table:style-name="ce2" table:formula="of:=VALUE(LEFT([.D45];FIND(&quot;×&quot;;[.D45])-1))" office:value-type="float" office:value="1280" calcext:value-type="float">
            <text:p>1280</text:p>
          </table:table-cell>
          <table:table-cell table:style-name="ce2" table:formula="of:=VALUE(MID([.D45];FIND(&quot;×&quot;;[.D45])+1;LEN([.D45])-(FIND(&quot;×&quot;;[.D45]))))" office:value-type="float" office:value="800" calcext:value-type="float">
            <text:p>800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45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45]" office:value-type="float" office:value="1280" calcext:value-type="float">
            <text:p>128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45]" office:value-type="float" office:value="800" calcext:value-type="float">
            <text:p>8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Toshiba</text:p>
          </table:table-cell>
          <table:table-cell table:style-name="ce2" office:value-type="string" calcext:value-type="string">
            <text:p>Thrive</text:p>
          </table:table-cell>
          <table:table-cell table:style-name="ce2" office:value-type="string" calcext:value-type="string">
            <text:p>10.1″</text:p>
          </table:table-cell>
          <table:table-cell table:style-name="ce2" office:value-type="string" calcext:value-type="string">
            <text:p>1280×800</text:p>
          </table:table-cell>
          <table:table-cell table:style-name="ce2" table:formula="of:=VALUE(LEFT([.D46];FIND(&quot;×&quot;;[.D46])-1))" office:value-type="float" office:value="1280" calcext:value-type="float">
            <text:p>1280</text:p>
          </table:table-cell>
          <table:table-cell table:style-name="ce2" table:formula="of:=VALUE(MID([.D46];FIND(&quot;×&quot;;[.D46])+1;LEN([.D46])-(FIND(&quot;×&quot;;[.D46]))))" office:value-type="float" office:value="800" calcext:value-type="float">
            <text:p>800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46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46]" office:value-type="float" office:value="1280" calcext:value-type="float">
            <text:p>1280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46]" office:value-type="float" office:value="800" calcext:value-type="float">
            <text:p>800</text:p>
          </table:table-cell>
          <table:table-cell office:value-type="string" calcext:value-type="string">
            <text:p>},</text:p>
          </table:table-cell>
        </table:table-row>
        <table:table-row table:style-name="ro1"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iPad 3</text:p>
          </table:table-cell>
          <table:table-cell table:style-name="ce2" office:value-type="string" calcext:value-type="string">
            <text:p>9.7″</text:p>
          </table:table-cell>
          <table:table-cell table:style-name="ce2" office:value-type="string" calcext:value-type="string">
            <text:p>2048×1536</text:p>
          </table:table-cell>
          <table:table-cell table:style-name="ce2" table:formula="of:=VALUE(LEFT([.D47];FIND(&quot;×&quot;;[.D47])-1))" office:value-type="float" office:value="2048" calcext:value-type="float">
            <text:p>2048</text:p>
          </table:table-cell>
          <table:table-cell table:style-name="ce2" table:formula="of:=VALUE(MID([.D47];FIND(&quot;×&quot;;[.D47])+1;LEN([.D47])-(FIND(&quot;×&quot;;[.D47]))))" office:value-type="float" office:value="1536" calcext:value-type="float">
            <text:p>1536</text:p>
          </table:table-cell>
          <table:table-cell table:style-name="ce2" office:value-type="string" calcext:value-type="string">
            <text:p>Tablet</text:p>
          </table:table-cell>
          <table:table-cell office:value-type="string" calcext:value-type="string">
            <text:p>{ </text:p>
          </table:table-cell>
          <table:table-cell office:value-type="string" calcext:value-type="string">
            <text:p>"name":</text:p>
          </table:table-cell>
          <table:table-cell table:formula="of:=CONCATENATE(CHAR(34);[.G47];CHAR(34))" office:value-type="string" office:string-value="&quot;Tablet&quot;" calcext:value-type="string">
            <text:p>"Tablet"</text:p>
          </table:table-cell>
          <table:table-cell office:value-type="string" calcext:value-type="string">
            <text:p>,</text:p>
          </table:table-cell>
          <table:table-cell table:formula="of:=CONCATENATE(CHAR(34);&quot;width&quot;;CHAR(34);&quot;:&quot;)" office:value-type="string" office:string-value="&quot;width&quot;:" calcext:value-type="string">
            <text:p>"width":</text:p>
          </table:table-cell>
          <table:table-cell table:formula="of:=+[.E47]" office:value-type="float" office:value="2048" calcext:value-type="float">
            <text:p>2048</text:p>
          </table:table-cell>
          <table:table-cell office:value-type="string" calcext:value-type="string">
            <text:p>,</text:p>
          </table:table-cell>
          <table:table-cell table:formula="of:=CONCATENATE(CHAR(34);&quot;height&quot;;CHAR(34);&quot;:&quot;)" office:value-type="string" office:string-value="&quot;height&quot;:" calcext:value-type="string">
            <text:p>"height":</text:p>
          </table:table-cell>
          <table:table-cell table:formula="of:=+[.F47]" office:value-type="float" office:value="1536" calcext:value-type="float">
            <text:p>1536</text:p>
          </table:table-cell>
          <table:table-cell office:value-type="string" calcext:value-type="string">
            <text:p>},</text:p>
          </table:table-cell>
        </table:table-row>
        <table:table-row table:style-name="ro1" table:number-rows-repeated="104852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>
        <table:table-column table:style-name="co7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named-expressions>
        <table:named-range table:name="wordit" table:base-cell-address="$Sheet2.$A$1" table:cell-range-address="$Sheet2.$A$1:.$B$29"/>
      </table:named-expressions>
      <table:database-ranges>
        <table:database-range table:name="_default" table:target-range-address="Sheet1.A1:Sheet1.G47" table:display-filter-buttons="true">
          <table:sort>
            <table:sort-by table:field-number="6" table:data-type="automatic"/>
            <table:sort-by table:field-number="4" table:data-type="automatic"/>
          </table:sort>
        </table:database-range>
        <table:database-range table:name="__Anonymous_Sheet_DB__0" table:target-range-address="Sheet1.A1:Sheet1.G101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32pt"/>
      <style:text-properties style:font-name="Nimbus Sans 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#2c3846" fo:border="0.06pt solid #4c4c4c"/>
      <style:text-properties style:font-name="Nimbus Roman No9 L" fo:font-family="'Nimbus Roman No9 L'" style:font-style-name="Regular" style:font-family-generic="roman" style:font-pitch="variable" fo:font-size="13pt" style:font-name-complex="FreeSans" style:font-family-complex="FreeSans" style:font-family-generic-complex="system" style:font-pitch-complex="variable"/>
    </style:style>
    <style:style style:name="Result" style:family="table-cell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hidden="true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#2c3846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-00-00</text:date>, <text:time style:data-style-name="N2" text:time-value="12:59:19.131420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2:59:21.675085014</meta:creation-date>
    <meta:editing-duration>PT16M48S</meta:editing-duration>
    <meta:editing-cycles>3</meta:editing-cycles>
    <meta:generator>LibreOffice/5.0.6.2$Linux_x86 LibreOffice_project/00m0$Build-2</meta:generator>
    <dc:title>default_workbook</dc:title>
    <dc:date>2016-05-08T14:32:40.889399562</dc:date>
    <meta:document-statistic meta:table-count="3" meta:cell-count="789" meta:object-count="0"/>
    <meta:template xlink:type="simple" xlink:actuate="onRequest" xlink:title="default_workbook" xlink:href="../../Documents/GeneralSharedFiles/OpenOfficeTemplates/Calc/default_workbook.ots" meta:date="2016-05-08T12:59:19.644586439"/>
  </office:meta>
</office:document-meta>
</file>